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paragraph-rsid="00146746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7233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72333" officeooo:paragraph-rsid="0017233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8b175" officeooo:paragraph-rsid="0018b17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8b175" officeooo:paragraph-rsid="001a463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8b175" officeooo:paragraph-rsid="001ba66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a463d" officeooo:paragraph-rsid="001a463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ba66e" officeooo:paragraph-rsid="001ba66e" style:font-size-asian="14pt" style:font-size-complex="14pt"/>
    </style:style>
    <style:style style:name="T1" style:family="text">
      <style:text-properties officeooo:rsid="00146746"/>
    </style:style>
    <style:style style:name="T2" style:family="text">
      <style:text-properties officeooo:rsid="00172333"/>
    </style:style>
    <style:style style:name="T3" style:family="text">
      <style:text-properties officeooo:rsid="0018b175"/>
    </style:style>
    <style:style style:name="T4" style:family="text">
      <style:text-properties officeooo:rsid="001a463d"/>
    </style:style>
    <style:style style:name="T5" style:family="text">
      <style:text-properties officeooo:rsid="001ba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ARNING JOURNAL 1</text:span></text:p>
      <text:p text:style-name="P1"><text:span text:style-name="T1">NAME: ADUNOLA SMITH</text:span></text:p>
      <text:p text:style-name="P1"/>
      <text:p text:style-name="P2"><text:span text:style-name="T2">The current computer operating system I am using is Ubuntu Linux. As a result of this, I was not able to download the Eclipse IDE for Java developers through the download link provided, but reasearched on a way to download the IDE into the computer. I completed the download by using the Ubuntu Software application for the download. </text:span></text:p>
      <text:p text:style-name="P3">After installation, opening the application brought me to their welcome screen. Here i was asked amongst other options to create a new <text:span text:style-name="T3">Java </text:span>project. </text:p>
      <text:p text:style-name="P4">Here I typed the name “CS1102”</text:p>
      <text:p text:style-name="P4">I then created a new Class for the project from the file menu</text:p>
      <text:p text:style-name="P4">and named it “SuperPower” according to the instructions from the assignment. </text:p>
      <text:p text:style-name="P4">I keyed in the following block of code into the editor area: </text:p>
      <text:p text:style-name="P4"/>
      <text:p text:style-name="P4"/>
      <text:p text:style-name="P4">public class Main {</text:p>
      <text:p text:style-name="P4"><text:tab/>public static void main(Sting[] arg) {</text:p>
      <text:p text:style-name="P4"><text:tab/><text:tab/>Sytem.out.println(“SUPER POWERS TO THE RESCUE!”);</text:p>
      <text:p text:style-name="P4"><text:tab/>}</text:p>
      <text:p text:style-name="P4">}</text:p>
      <text:p text:style-name="P4"/>
      <text:p text:style-name="P8"/>
      <text:p text:style-name="P8"/>
      <text:p text:style-name="P4">After clicking Run, SUPER POWERS TO THE RESCUE got displayed in the terminal of the IDE</text:p>
      <text:p text:style-name="P4"/>
      <text:p text:style-name="P4">I reacted cooly to this knowing i just created an application in Java even if it was just few lines of code. </text:p>
      <text:p text:style-name="P4"/>
      <text:p text:style-name="P8">This code was later edited to become </text:p>
      <text:p text:style-name="P8"/>
      <text:p text:style-name="P8">import javax.swing.JoptionPane;</text:p>
      <text:p text:style-name="P8"/>
      <text:p text:style-name="P6">public class Main {</text:p>
      <text:p text:style-name="P6"><text:tab/>public static void main(Sting[] arg) {</text:p>
      <text:p text:style-name="P6"><text:tab/><text:tab/><text:span text:style-name="T5">JoptionPane.showMessageDialog</text:span>(“SUPER POWERS TO THE RESCUE!”);</text:p>
      <text:p text:style-name="P6"><text:tab/>}</text:p>
      <text:p text:style-name="P6">}</text:p>
      <text:p text:style-name="P6"/>
      <text:p text:style-name="P8">At this point, I experienced an error in my code and after looking through it, I discovered i spelt javax as java. Solving this error was cool and at the same time getting the graphical user interface from just a few changes to the code was awesome. </text:p>
      <text:p text:style-name="P8"/>
      <text:p text:style-name="P4"><text:soft-page-break/></text:p>
      <text:p text:style-name="P5">What surprised me or caused <text:span text:style-name="T4">me to wonder was how easy it was for me to change the <text:s/>a few codes as was able to get it to create a Graphical user interface.</text:span></text:p>
      <text:p text:style-name="P5"/>
      <text:p text:style-name="P5">What happened that felt particularly challenging? Why was it challenging to me?</text:p>
      <text:p text:style-name="P7">The major challenge experienced was at the change in the user interface of the IDE as a result of version differences, this made me to research on how to do run the program for the first time by editing the configuration. Although this was <text:s/>tasking since I had not used the IDE before now, I felt happy to be able to accomplish the task. </text:p>
      <text:p text:style-name="P7"/>
      <text:p text:style-name="P7">I realised I was gaining the ability to debug and optimise my code from the task given in the assignment, expecially when I had to figure out mistakes made and at the error message and correct it. </text:p>
      <text:p text:style-name="P7"/>
      <text:p text:style-name="P7">From the activity, I discovered I loved how Java programming language makes it easy to create beautiful graphica and I would love to improve on myself and use Java programming language as one of the major tools I use as far as Computer Programming is involved. </text:p>
      <text:p text:style-name="P5"><text:span text:style-name="T4"><text:s/></text:span></text:p>
      <text:p text:style-name="P4"/>
      <text:p text:style-name="P4"/>
      <text:p text:style-name="P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3:21:13.944555877</meta:creation-date>
    <dc:date>2022-06-21T12:51:36.569911982</dc:date>
    <meta:editing-duration>PT8H34M21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2" meta:paragraph-count="30" meta:word-count="450" meta:character-count="2531" meta:non-whitespace-character-count="2086"/>
  </office:meta>
</office:document-meta>
</file>